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ahoma" fo:font-size="12pt" fo:language="pl" fo:country="PL" officeooo:paragraph-rsid="0009e859" style:font-size-asian="12pt" style:language-asian="zxx" style:country-asian="none" style:font-name-complex="Tahoma2" style:language-complex="zxx" style:country-complex="non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ahoma" fo:font-size="12pt" fo:language="pl" fo:country="PL" officeooo:rsid="00098066" officeooo:paragraph-rsid="0009e859" style:font-size-asian="12pt" style:language-asian="zxx" style:country-asian="none" style:font-name-complex="Tahoma2" style:language-complex="zxx" style:country-complex="non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ahoma" fo:font-size="12pt" fo:language="pl" fo:country="PL" style:text-underline-style="solid" style:text-underline-width="auto" style:text-underline-color="font-color" officeooo:paragraph-rsid="0009e859" style:font-size-asian="12pt" style:language-asian="zxx" style:country-asian="none" style:font-name-complex="Tahoma2" style:language-complex="zxx" style:country-complex="non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ahoma" fo:font-size="14pt" fo:language="pl" fo:country="PL" style:text-underline-style="solid" style:text-underline-width="auto" style:text-underline-color="font-color" fo:font-weight="bold" officeooo:paragraph-rsid="0009e859" style:font-size-asian="14pt" style:language-asian="zxx" style:country-asian="none" style:font-weight-asian="bold" style:font-name-complex="Tahoma2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ahoma" fo:language="pl" fo:country="PL" officeooo:paragraph-rsid="0009e859" style:language-asian="zxx" style:country-asian="none" style:font-name-complex="Tahoma2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pl" fo:country="PL" officeooo:paragraph-rsid="000e73b6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pl" fo:country="PL" officeooo:paragraph-rsid="0010970f" style:language-asian="zxx" style:country-asian="none" style:language-complex="zxx" style:country-complex="none"/>
    </style:style>
    <style:style style:name="P8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language="pl" fo:country="PL" officeooo:rsid="000c0ee3" officeooo:paragraph-rsid="000c0ee3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language="pl" fo:country="PL" officeooo:rsid="000c0ee3" officeooo:paragraph-rsid="0011678c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pl" fo:country="PL" officeooo:rsid="000c0ee3" officeooo:paragraph-rsid="0011678c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language="pl" fo:country="PL" officeooo:rsid="000f2626" officeooo:paragraph-rsid="000f2626" style:language-asian="zxx" style:country-asian="none" style:language-complex="zxx" style:country-complex="none"/>
    </style:style>
    <style:style style:name="P1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language="pl" fo:country="PL" officeooo:rsid="000fbab3" officeooo:paragraph-rsid="000fbab3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language="pl" fo:country="PL" officeooo:rsid="0011678c" officeooo:paragraph-rsid="0011678c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pl" fo:country="PL" officeooo:rsid="0011678c" officeooo:paragraph-rsid="0011678c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pl" fo:country="PL" officeooo:rsid="0015ce84" officeooo:paragraph-rsid="0015ce84" style:language-asian="zxx" style:country-asian="none" style:language-complex="zxx" style:country-complex="none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language="pl" fo:country="PL" officeooo:paragraph-rsid="0009e859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/>
      <style:text-properties style:font-name="Tahoma" fo:font-size="10pt" fo:language="pl" fo:country="PL" officeooo:paragraph-rsid="0009e859" style:font-size-asian="10pt" style:language-asian="zxx" style:country-asian="none" style:font-name-complex="Tahoma2" style:language-complex="zxx" style:country-complex="none"/>
    </style:style>
    <style:style style:name="P18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/>
      <style:text-properties style:font-name="Tahoma" fo:font-size="14pt" fo:language="pl" fo:country="PL" style:text-underline-style="solid" style:text-underline-width="auto" style:text-underline-color="font-color" fo:font-weight="bold" officeooo:paragraph-rsid="0009e859" style:font-size-asian="14pt" style:language-asian="zxx" style:country-asian="none" style:font-weight-asian="bold" style:font-name-complex="Tahoma2" style:language-complex="zxx" style:country-complex="none"/>
    </style:style>
    <style:style style:name="P19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/>
      <style:text-properties style:font-name="Tahoma" fo:language="pl" fo:country="PL" officeooo:paragraph-rsid="0009e859" style:language-asian="zxx" style:country-asian="none" style:font-name-complex="Tahoma2" style:language-complex="zxx" style:country-complex="none"/>
    </style:style>
    <style:style style:name="P20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-1.249cm" style:auto-text-indent="false"/>
      <style:text-properties style:font-name="Tahoma" fo:font-size="12pt" fo:language="pl" fo:country="PL" style:text-underline-style="solid" style:text-underline-width="auto" style:text-underline-color="font-color" officeooo:paragraph-rsid="0009e859" style:font-size-asian="12pt" style:language-asian="zxx" style:country-asian="none" style:font-name-complex="Tahoma2" style:language-complex="zxx" style:country-complex="none"/>
    </style:style>
    <style:style style:name="P21" style:family="paragraph" style:parent-style-name="List_20_Paragraph" style:list-style-name="WWNum1">
      <style:paragraph-properties fo:margin-left="1cm" fo:margin-right="0cm" fo:margin-top="0cm" fo:margin-bottom="0cm" loext:contextual-spacing="false" fo:line-height="100%" fo:text-align="justify" style:justify-single-word="false" fo:text-indent="-1cm" style:auto-text-indent="false"/>
      <style:text-properties style:font-name="Tahoma" fo:font-size="12pt" fo:language="pl" fo:country="PL" style:text-underline-style="solid" style:text-underline-width="auto" style:text-underline-color="font-color" officeooo:paragraph-rsid="0009e859" style:font-size-asian="12pt" style:language-asian="zxx" style:country-asian="none" style:font-name-complex="Tahoma2" style:language-complex="zxx" style:country-complex="none"/>
    </style:style>
    <style:style style:name="P22" style:family="paragraph" style:parent-style-name="List_20_Paragraph"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ahoma" fo:font-size="12pt" fo:language="pl" fo:country="PL" officeooo:paragraph-rsid="0009e859" style:font-size-asian="12pt" style:language-asian="zxx" style:country-asian="none" style:font-name-complex="Tahoma2" style:language-complex="zxx" style:country-complex="none"/>
    </style:style>
    <style:style style:name="T1" style:family="text">
      <style:text-properties style:font-name="Tahoma" fo:font-size="12pt" style:font-size-asian="12pt" style:font-name-complex="Tahoma2"/>
    </style:style>
    <style:style style:name="T2" style:family="text">
      <style:text-properties style:font-name="Tahoma" fo:font-size="12pt" officeooo:rsid="00065271" style:font-size-asian="12pt" style:font-name-complex="Tahoma2"/>
    </style:style>
    <style:style style:name="T3" style:family="text">
      <style:text-properties style:font-name="Tahoma" fo:font-size="12pt" officeooo:rsid="0009e859" style:font-size-asian="12pt" style:font-name-complex="Tahoma2"/>
    </style:style>
    <style:style style:name="T4" style:family="text">
      <style:text-properties officeooo:rsid="0009e859"/>
    </style:style>
    <style:style style:name="T5" style:family="text">
      <style:text-properties officeooo:rsid="000a2457"/>
    </style:style>
    <style:style style:name="T6" style:family="text">
      <style:text-properties style:font-name="Tahoma1" fo:font-style="normal" style:font-style-asian="normal" style:font-style-complex="normal"/>
    </style:style>
    <style:style style:name="T7" style:family="text">
      <style:text-properties style:font-name="Tahoma1" fo:font-style="normal" officeooo:rsid="000c0ee3" style:font-style-asian="normal" style:font-style-complex="normal"/>
    </style:style>
    <style:style style:name="T8" style:family="text">
      <style:text-properties style:font-name="Tahoma1" fo:font-style="normal" officeooo:rsid="000f2626" style:font-style-asian="normal" style:font-style-complex="normal"/>
    </style:style>
    <style:style style:name="T9" style:family="text">
      <style:text-properties style:font-name="Tahoma1" fo:font-style="normal" officeooo:rsid="000fbab3" style:font-style-asian="normal" style:font-style-complex="normal"/>
    </style:style>
    <style:style style:name="T10" style:family="text">
      <style:text-properties style:font-name="Tahoma1" fo:font-style="normal" officeooo:rsid="0011678c" style:font-style-asian="normal" style:font-style-complex="normal"/>
    </style:style>
    <style:style style:name="T11" style:family="text">
      <style:text-properties style:font-name="Tahoma1" fo:font-style="normal" officeooo:rsid="0010970f" style:font-style-asian="normal" style:font-style-complex="normal"/>
    </style:style>
    <style:style style:name="T12" style:family="text">
      <style:text-properties style:font-name="Tahoma1" fo:font-style="normal" officeooo:rsid="00126062" style:font-style-asian="normal" style:font-style-complex="normal"/>
    </style:style>
    <style:style style:name="T13" style:family="text">
      <style:text-properties style:font-name="Tahoma1" fo:font-style="normal" officeooo:rsid="0012fea7" style:font-style-asian="normal" style:font-style-complex="normal"/>
    </style:style>
    <style:style style:name="T14" style:family="text">
      <style:text-properties style:font-name="Tahoma1" fo:font-style="normal" officeooo:rsid="00140cfe" style:font-style-asian="normal" style:font-style-complex="normal"/>
    </style:style>
    <style:style style:name="T15" style:family="text">
      <style:text-properties style:font-name="Tahoma1" fo:font-style="normal" officeooo:rsid="00144ee7" style:font-style-asian="normal" style:font-style-complex="normal"/>
    </style:style>
    <style:style style:name="T16" style:family="text">
      <style:text-properties style:font-name="Tahoma1" fo:font-style="italic" officeooo:rsid="000c0ee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<text:tab/><text:tab/>Jakub Podolski</text:span><text:span text:style-name="T1"><text:tab/><text:tab/><text:tab/><text:tab/><text:tab/><text:tab/> <text:s text:c="4"/></text:span><text:span text:style-name="T3">10</text:span></text:p>
      <text:p text:style-name="P5">...................................................................<text:tab/><text:tab/><text:tab/>---------------------------------</text:p>
      <text:p text:style-name="P17">(Imię i nazwisko)<text:tab/><text:tab/><text:tab/><text:tab/> <text:s text:c="18"/>(<text:span text:style-name="T4">Numer projektu</text:span>)</text:p>
      <text:p text:style-name="P19"/>
      <text:p text:style-name="P5"/>
      <text:p text:style-name="P5"/>
      <text:p text:style-name="P4">Raport z <text:span text:style-name="T4">projektu</text:span></text:p>
      <text:p text:style-name="P18"/>
      <text:p text:style-name="P20">Zadanie 1</text:p>
      <text:p text:style-name="P20"/>
      <text:list xml:id="list578065758115448295" text:style-name="WWNum1">
        <text:list-item>
          <text:p text:style-name="P21">Cel zadania</text:p>
        </text:list-item>
      </text:list>
      <text:p text:style-name="P1"><text:tab/><text:span text:style-name="T5">Celem projektu, było wyznaczenie wartości wielomianu interpolacyjnego na podstawie czterech sąsiadujących pikseli oraz późniejsze stworzenie obrazka, który powstał w wyniku interpolacji.</text:span></text:p>
      <text:p text:style-name="P22"/>
      <text:list xml:id="list120934396589178" text:continue-numbering="true" text:style-name="WWNum1">
        <text:list-item>
          <text:p text:style-name="P21">Metody</text:p>
        </text:list-item>
      </text:list>
      <text:p text:style-name="P2"><text:tab/>Wykorzystano klasy stworzone w języku Java <text:span text:style-name="T5">11</text:span>. Projekt stworzono i kompilowano w środowisku IntelliJ IDEA Community Edition 2018.3, na komputerze stacjonarnym o procesorze Intel CORE i54460. </text:p>
      <text:p text:style-name="P3"/>
      <text:list xml:id="list120936191397341" text:continue-numbering="true" text:style-name="WWNum1">
        <text:list-item>
          <text:p text:style-name="P21">Przebieg doświadczenia i wyniki</text:p>
        </text:list-item>
      </text:list>
      <text:p text:style-name="P6"><text:tab/><text:span text:style-name="T7">Doświadczenie rozpoczęto od stworzenia klasy </text:span><text:span text:style-name="T16">Polynomial</text:span><text:span text:style-name="T7">, </text:span><text:span text:style-name="T9">której zadaniem było stworzenie wielomianu interpolacyjnego</text:span><text:span text:style-name="T7">. </text:span><text:span text:style-name="T8">Otrzymuje ona kolejne argument</text:span><text:span text:style-name="T9">y</text:span><text:span text:style-name="T8"> , odpowiadające im wartości oraz argument X, dla którego należy obliczyć wartość wielomianu interpolacyjnego. Po skompletowaniu danych uruchamiane są kolejne metody, których zadaniem jest: </text:span></text:p>
      <text:list xml:id="list3670938147891496948" text:style-name="L3">
        <text:list-item>
          <text:p text:style-name="P11"><text:span text:style-name="T6">Obliczenie </text:span><text:span text:style-name="T9">współczynników C</text:span></text:p>
        </text:list-item>
        <text:list-item>
          <text:p text:style-name="P12"><text:span text:style-name="T6">Obliczenie współczynników przy kolejnych potęgach wielomianu </text:span></text:p>
        </text:list-item>
        <text:list-item>
          <text:p text:style-name="P12"><text:span text:style-name="T6">Wyznaczenie wartości wielomianu w punkcie </text:span></text:p>
        </text:list-item>
      </text:list>
      <text:p text:style-name="P7"><text:span text:style-name="T7"/></text:p>
      <text:p text:style-name="P6"><text:span text:style-name="T7">Następnie, stworzono klasę </text:span><text:span text:style-name="T16">Image</text:span><text:span text:style-name="T7">, której zadanie polegało na kolekcji kolejnych wartości pikseli. Klasa ta, posiada dwie zaimplementowane metody: </text:span></text:p>
      <text:p text:style-name="P6"><text:span text:style-name="T7"/></text:p>
      <text:list xml:id="list8301608679486150411" text:style-name="L2">
        <text:list-item>
          <text:p text:style-name="P9"><text:span text:style-name="T6">SmoothOut </text:span></text:p>
          <text:list>
            <text:list-header>
              <text:p text:style-name="P9"><text:span text:style-name="T10">F</text:span><text:span text:style-name="T11">iltr wygładzający wierszami, wartościami argumentów są 0,1,3,4</text:span><text:span text:style-name="T10"> a argumentem, dla którego będzie obliczana wartość wielomianu jest 2</text:span></text:p>
            </text:list-header>
          </text:list>
        </text:list-item>
        <text:list-item>
          <text:p text:style-name="P8"><text:span text:style-name="T6">SharpOut</text:span></text:p>
          <text:list>
            <text:list-header>
              <text:p text:style-name="P13"><text:span text:style-name="T6">Filtr wzmacnający wierszami, wartości argumentów to: 1,2,3,4 a argumentem, dla którego będzie obliczana wartość wielomianu jest 0</text:span></text:p>
            </text:list-header>
          </text:list>
        </text:list-item>
      </text:list>
      <text:p text:style-name="P10"><text:span text:style-name="T6"/></text:p>
      <text:p text:style-name="P14"><text:span text:style-name="T6">Po wielu testach ustalono, że najlepsze odzwierciedlenie wejściowego obrazka można uzyskać poprzez wyliczanie wartości wielomianu dla każdej ze składowej piksela </text:span><text:span text:style-name="T12">(R,G,B)</text:span><text:span text:style-name="T6">. </text:span><text:span text:style-name="T13">By uniknąć dużych wachań początkowych wartości, </text:span><text:span text:style-name="T14">składowe</text:span><text:span text:style-name="T13"> R, G i B zostały <text:s/>przeskalowane </text:span><text:span text:style-name="T14">tak aby </text:span><text:span text:style-name="T15">były </text:span><text:span text:style-name="T13">z przedziału [0;1]. </text:span></text:p>
      <text:p text:style-name="P15"><text:span text:style-name="T13">P</text:span><text:span text:style-name="T6">o wyliczeniu wartości w punkcie składowe zostały zebrane i przy pomocy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1S</meta:editing-duration>
    <meta:editing-cycles>12</meta:editing-cycles>
    <meta:generator>LibreOffice/5.2.1.2$Windows_x86 LibreOffice_project/31dd62db80d4e60af04904455ec9c9219178d620</meta:generator>
    <dc:date>2019-02-21T12:09:34.114000000</dc:date>
    <meta:document-statistic meta:table-count="0" meta:image-count="0" meta:object-count="0" meta:page-count="1" meta:paragraph-count="21" meta:word-count="238" meta:character-count="1914" meta:non-whitespace-character-count="1659"/>
    <meta:user-defined meta:name="Info 1"/>
    <meta:user-defined meta:name="Info 2"/>
    <meta:user-defined meta:name="Info 3"/>
    <meta:user-defined meta:name="Info 4"/>
  </office:meta>
</office:document-meta>
</file>